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f84" officeooo:paragraph-rsid="00033f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’est le rapport de stage de première anné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11:23:08.789000000</meta:creation-date>
    <dc:date>2022-05-12T11:26:28.828000000</dc:date>
    <meta:editing-duration>PT3M22S</meta:editing-duration>
    <meta:editing-cycles>1</meta:editing-cycles>
    <meta:document-statistic meta:table-count="0" meta:image-count="0" meta:object-count="0" meta:page-count="1" meta:paragraph-count="1" meta:word-count="8" meta:character-count="43" meta:non-whitespace-character-count="36"/>
    <meta:generator>LibreOffice/7.2.4.1$Windows_X86_64 LibreOffice_project/27d75539669ac387bb498e35313b970b7fe9c4f9</meta:generator>
  </office:meta>
</office:document-meta>
</file>